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6"/>
    <style:style style:name="co1" style:family="table-column">
      <style:table-column-properties fo:break-before="auto" style:column-width="1.587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15383333333333cm"/>
    </style:style>
    <style:style style:name="ro1" style:family="table-row">
      <style:table-row-properties style:row-height="27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formanc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Eq. Numb</text:p>
          </table:table-cell>
          <table:table-cell office:value-type="string" table:style-name="ce2">
            <text:p>EGI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Production OB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01-02T00:00:00" table:style-name="ce3">
            <text:p>02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350" table:style-name="ce5">
            <text:p>1035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2T00:00:00" table:style-name="ce3">
            <text:p>02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800" table:style-name="ce5">
            <text:p>108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3T00:00:00" table:style-name="ce3">
            <text:p>03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565" table:style-name="ce5">
            <text:p>115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3T00:00:00" table:style-name="ce3">
            <text:p>03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675" table:style-name="ce5">
            <text:p>96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4T00:00:00" table:style-name="ce3">
            <text:p>04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750" table:style-name="ce5">
            <text:p>675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4T00:00:00" table:style-name="ce3">
            <text:p>04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740" table:style-name="ce5">
            <text:p>77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5T00:00:00" table:style-name="ce3">
            <text:p>05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475" table:style-name="ce5">
            <text:p>114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5T00:00:00" table:style-name="ce3">
            <text:p>05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2015" table:style-name="ce5">
            <text:p>1201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6T00:00:00" table:style-name="ce3">
            <text:p>06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6255" table:style-name="ce5">
            <text:p>625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6T00:00:00" table:style-name="ce3">
            <text:p>06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430" table:style-name="ce5">
            <text:p>1143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7T00:00:00" table:style-name="ce3">
            <text:p>07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2195" table:style-name="ce5">
            <text:p>1219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7T00:00:00" table:style-name="ce3">
            <text:p>07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800" table:style-name="ce5">
            <text:p>108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8T00:00:00" table:style-name="ce3">
            <text:p>08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115" table:style-name="ce5">
            <text:p>1111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8T00:00:00" table:style-name="ce3">
            <text:p>08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340" table:style-name="ce5">
            <text:p>113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9T00:00:00" table:style-name="ce3">
            <text:p>09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390" table:style-name="ce5">
            <text:p>639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09T00:00:00" table:style-name="ce3">
            <text:p>09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3735" table:style-name="ce5">
            <text:p>373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0T00:00:00" table:style-name="ce3">
            <text:p>10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800" table:style-name="ce5">
            <text:p>108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0T00:00:00" table:style-name="ce3">
            <text:p>10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3" table:style-name="ce5">
            <text:p>3</text:p>
          </table:table-cell>
          <table:table-cell office:value-type="float" office:value="540" table:style-name="ce5">
            <text:p>5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1T00:00:00" table:style-name="ce3">
            <text:p>11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520" table:style-name="ce5">
            <text:p>115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1T00:00:00" table:style-name="ce3">
            <text:p>11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2T00:00:00" table:style-name="ce3">
            <text:p>12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765" table:style-name="ce5">
            <text:p>97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2T00:00:00" table:style-name="ce3">
            <text:p>12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3T00:00:00" table:style-name="ce3">
            <text:p>13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955" table:style-name="ce5">
            <text:p>895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3T00:00:00" table:style-name="ce3">
            <text:p>13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8" table:style-name="ce5">
            <text:p>8</text:p>
          </table:table-cell>
          <table:table-cell office:value-type="float" office:value="3420" table:style-name="ce5">
            <text:p>34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4T00:00:00" table:style-name="ce3">
            <text:p>14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8365" table:style-name="ce5">
            <text:p>83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4T00:00:00" table:style-name="ce3">
            <text:p>14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7120" table:style-name="ce5">
            <text:p>71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5T00:00:00" table:style-name="ce3">
            <text:p>15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935" table:style-name="ce5">
            <text:p>1093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5T00:00:00" table:style-name="ce3">
            <text:p>15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655" table:style-name="ce5">
            <text:p>1165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6T00:00:00" table:style-name="ce3">
            <text:p>16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300" table:style-name="ce5">
            <text:p>113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6T00:00:00" table:style-name="ce3">
            <text:p>16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440" table:style-name="ce5">
            <text:p>114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7T00:00:00" table:style-name="ce3">
            <text:p>17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8" table:style-name="ce5">
            <text:p>8</text:p>
          </table:table-cell>
          <table:table-cell office:value-type="float" office:value="3690" table:style-name="ce5">
            <text:p>369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7T00:00:00" table:style-name="ce3">
            <text:p>17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010" table:style-name="ce5">
            <text:p>1101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8T00:00:00" table:style-name="ce3">
            <text:p>18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2232" table:style-name="ce5">
            <text:p>122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8T00:00:00" table:style-name="ce3">
            <text:p>18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640" table:style-name="ce5">
            <text:p>96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9T00:00:00" table:style-name="ce3">
            <text:p>19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3" table:style-name="ce5">
            <text:p>23</text:p>
          </table:table-cell>
          <table:table-cell office:value-type="float" office:value="9812" table:style-name="ce5">
            <text:p>981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19T00:00:00" table:style-name="ce3">
            <text:p>19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224" table:style-name="ce5">
            <text:p>92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0T00:00:00" table:style-name="ce3">
            <text:p>20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704" table:style-name="ce5">
            <text:p>1170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0T00:00:00" table:style-name="ce3">
            <text:p>20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247" table:style-name="ce5">
            <text:p>824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1T00:00:00" table:style-name="ce3">
            <text:p>21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530" table:style-name="ce5">
            <text:p>653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1T00:00:00" table:style-name="ce3">
            <text:p>21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138" table:style-name="ce5">
            <text:p>613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2T00:00:00" table:style-name="ce3">
            <text:p>22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388" table:style-name="ce5">
            <text:p>53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2T00:00:00" table:style-name="ce3">
            <text:p>22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661" table:style-name="ce5">
            <text:p>666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3T00:00:00" table:style-name="ce3">
            <text:p>23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072" table:style-name="ce5">
            <text:p>60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3T00:00:00" table:style-name="ce3">
            <text:p>23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952" table:style-name="ce5">
            <text:p>69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4T00:00:00" table:style-name="ce3">
            <text:p>24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506" table:style-name="ce5">
            <text:p>1050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4T00:00:00" table:style-name="ce3">
            <text:p>24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468" table:style-name="ce5">
            <text:p>114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5T00:00:00" table:style-name="ce3">
            <text:p>25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868" table:style-name="ce5">
            <text:p>108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5T00:00:00" table:style-name="ce3">
            <text:p>25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988" table:style-name="ce5">
            <text:p>99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6T00:00:00" table:style-name="ce3">
            <text:p>26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281" table:style-name="ce5">
            <text:p>1028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6T00:00:00" table:style-name="ce3">
            <text:p>26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1852" table:style-name="ce5">
            <text:p>18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7T00:00:00" table:style-name="ce3">
            <text:p>27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436" table:style-name="ce5">
            <text:p>74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7T00:00:00" table:style-name="ce3">
            <text:p>27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088" table:style-name="ce5">
            <text:p>70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8T00:00:00" table:style-name="ce3">
            <text:p>28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10208" table:style-name="ce5">
            <text:p>1020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8T00:00:00" table:style-name="ce3">
            <text:p>28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9280" table:style-name="ce5">
            <text:p>928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9T00:00:00" table:style-name="ce3">
            <text:p>29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539" table:style-name="ce5">
            <text:p>653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29T00:00:00" table:style-name="ce3">
            <text:p>29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7219" table:style-name="ce5">
            <text:p>721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30T00:00:00" table:style-name="ce3">
            <text:p>30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7" table:style-name="ce5">
            <text:p>7</text:p>
          </table:table-cell>
          <table:table-cell office:value-type="float" office:value="3256" table:style-name="ce5">
            <text:p>325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30T00:00:00" table:style-name="ce3">
            <text:p>30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5940" table:style-name="ce5">
            <text:p>59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31T00:00:00" table:style-name="ce3">
            <text:p>31-0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5" table:style-name="ce5">
            <text:p>5</text:p>
          </table:table-cell>
          <table:table-cell office:value-type="float" office:value="2207" table:style-name="ce5">
            <text:p>220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1-31T00:00:00" table:style-name="ce3">
            <text:p>31-0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851" table:style-name="ce5">
            <text:p>985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1T00:00:00" table:style-name="ce3">
            <text:p>01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305" table:style-name="ce5">
            <text:p>930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1T00:00:00" table:style-name="ce3">
            <text:p>01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981" table:style-name="ce5">
            <text:p>1098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2T00:00:00" table:style-name="ce3">
            <text:p>02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2160" table:style-name="ce5">
            <text:p>121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2T00:00:00" table:style-name="ce3">
            <text:p>02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276" table:style-name="ce5">
            <text:p>102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3T00:00:00" table:style-name="ce3">
            <text:p>03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304" table:style-name="ce5">
            <text:p>730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3T00:00:00" table:style-name="ce3">
            <text:p>03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5810" table:style-name="ce5">
            <text:p>581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4T00:00:00" table:style-name="ce3">
            <text:p>04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8492" table:style-name="ce5">
            <text:p>84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4T00:00:00" table:style-name="ce3">
            <text:p>04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7002" table:style-name="ce5">
            <text:p>700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5T00:00:00" table:style-name="ce3">
            <text:p>05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9328" table:style-name="ce5">
            <text:p>93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5T00:00:00" table:style-name="ce3">
            <text:p>05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6636" table:style-name="ce5">
            <text:p>66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6T00:00:00" table:style-name="ce3">
            <text:p>06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668" table:style-name="ce5">
            <text:p>86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6T00:00:00" table:style-name="ce3">
            <text:p>06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5121" table:style-name="ce5">
            <text:p>512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7T00:00:00" table:style-name="ce3">
            <text:p>07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2848" table:style-name="ce5">
            <text:p>1284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7T00:00:00" table:style-name="ce3">
            <text:p>07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386" table:style-name="ce5">
            <text:p>1038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8T00:00:00" table:style-name="ce3">
            <text:p>08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2540" table:style-name="ce5">
            <text:p>125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8T00:00:00" table:style-name="ce3">
            <text:p>08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970" table:style-name="ce5">
            <text:p>797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9T00:00:00" table:style-name="ce3">
            <text:p>09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8360" table:style-name="ce5">
            <text:p>83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09T00:00:00" table:style-name="ce3">
            <text:p>09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020" table:style-name="ce5">
            <text:p>90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0T00:00:00" table:style-name="ce3">
            <text:p>10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484" table:style-name="ce5">
            <text:p>1148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0T00:00:00" table:style-name="ce3">
            <text:p>10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472" table:style-name="ce5">
            <text:p>104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1T00:00:00" table:style-name="ce3">
            <text:p>11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524" table:style-name="ce5">
            <text:p>75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1T00:00:00" table:style-name="ce3">
            <text:p>11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484" table:style-name="ce5">
            <text:p>1148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2T00:00:00" table:style-name="ce3">
            <text:p>12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8492" table:style-name="ce5">
            <text:p>84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2T00:00:00" table:style-name="ce3">
            <text:p>12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8096" table:style-name="ce5">
            <text:p>809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3T00:00:00" table:style-name="ce3">
            <text:p>13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5544" table:style-name="ce5">
            <text:p>55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3T00:00:00" table:style-name="ce3">
            <text:p>13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7920" table:style-name="ce5">
            <text:p>79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4T00:00:00" table:style-name="ce3">
            <text:p>14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3885" table:style-name="ce5">
            <text:p>388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4T00:00:00" table:style-name="ce3">
            <text:p>14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472" table:style-name="ce5">
            <text:p>104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5T00:00:00" table:style-name="ce3">
            <text:p>15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674" table:style-name="ce5">
            <text:p>667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5T00:00:00" table:style-name="ce3">
            <text:p>15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4576" table:style-name="ce5">
            <text:p>45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6T00:00:00" table:style-name="ce3">
            <text:p>16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7436" table:style-name="ce5">
            <text:p>74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6T00:00:00" table:style-name="ce3">
            <text:p>16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7T00:00:00" table:style-name="ce3">
            <text:p>17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3" table:style-name="ce5">
            <text:p>23</text:p>
          </table:table-cell>
          <table:table-cell office:value-type="float" office:value="9988" table:style-name="ce5">
            <text:p>99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7T00:00:00" table:style-name="ce3">
            <text:p>17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8T00:00:00" table:style-name="ce3">
            <text:p>18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836" table:style-name="ce5">
            <text:p>118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8T00:00:00" table:style-name="ce3">
            <text:p>18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4488" table:style-name="ce5">
            <text:p>44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9T00:00:00" table:style-name="ce3">
            <text:p>19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592" table:style-name="ce5">
            <text:p>105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19T00:00:00" table:style-name="ce3">
            <text:p>19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133" table:style-name="ce5">
            <text:p>813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0T00:00:00" table:style-name="ce3">
            <text:p>20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3047" table:style-name="ce5">
            <text:p>1304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0T00:00:00" table:style-name="ce3">
            <text:p>20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000" table:style-name="ce5">
            <text:p>110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1T00:00:00" table:style-name="ce3">
            <text:p>21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270" table:style-name="ce5">
            <text:p>927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1T00:00:00" table:style-name="ce3">
            <text:p>21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988" table:style-name="ce5">
            <text:p>99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2T00:00:00" table:style-name="ce3">
            <text:p>22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4620" table:style-name="ce5">
            <text:p>46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2T00:00:00" table:style-name="ce3">
            <text:p>22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4297" table:style-name="ce5">
            <text:p>429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3T00:00:00" table:style-name="ce3">
            <text:p>23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886" table:style-name="ce5">
            <text:p>988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3T00:00:00" table:style-name="ce3">
            <text:p>23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249" table:style-name="ce5">
            <text:p>1024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4T00:00:00" table:style-name="ce3">
            <text:p>24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211" table:style-name="ce5">
            <text:p>721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4T00:00:00" table:style-name="ce3">
            <text:p>24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5005" table:style-name="ce5">
            <text:p>500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5T00:00:00" table:style-name="ce3">
            <text:p>25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5324" table:style-name="ce5">
            <text:p>53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5T00:00:00" table:style-name="ce3">
            <text:p>25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4189" table:style-name="ce5">
            <text:p>418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6T00:00:00" table:style-name="ce3">
            <text:p>26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028" table:style-name="ce5">
            <text:p>60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6T00:00:00" table:style-name="ce3">
            <text:p>26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566" table:style-name="ce5">
            <text:p>756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7T00:00:00" table:style-name="ce3">
            <text:p>27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.5" table:style-name="ce5">
            <text:p>2.5</text:p>
          </table:table-cell>
          <table:table-cell office:value-type="float" office:value="660" table:style-name="ce5">
            <text:p>6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7T00:00:00" table:style-name="ce3">
            <text:p>27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3537" table:style-name="ce5">
            <text:p>353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8T00:00:00" table:style-name="ce3">
            <text:p>28-0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2-28T00:00:00" table:style-name="ce3">
            <text:p>28-0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841" table:style-name="ce5">
            <text:p>984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1T00:00:00" table:style-name="ce3">
            <text:p>01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1T00:00:00" table:style-name="ce3">
            <text:p>01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087" table:style-name="ce5">
            <text:p>908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2T00:00:00" table:style-name="ce3">
            <text:p>02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2T00:00:00" table:style-name="ce3">
            <text:p>02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089" table:style-name="ce5">
            <text:p>1008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3T00:00:00" table:style-name="ce3">
            <text:p>03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3T00:00:00" table:style-name="ce3">
            <text:p>03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649" table:style-name="ce5">
            <text:p>764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4T00:00:00" table:style-name="ce3">
            <text:p>04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4T00:00:00" table:style-name="ce3">
            <text:p>04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593" table:style-name="ce5">
            <text:p>759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5T00:00:00" table:style-name="ce3">
            <text:p>05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5T00:00:00" table:style-name="ce3">
            <text:p>05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5185" table:style-name="ce5">
            <text:p>518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6T00:00:00" table:style-name="ce3">
            <text:p>06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6T00:00:00" table:style-name="ce3">
            <text:p>06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360" table:style-name="ce5">
            <text:p>83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7T00:00:00" table:style-name="ce3">
            <text:p>07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944" table:style-name="ce5">
            <text:p>99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7T00:00:00" table:style-name="ce3">
            <text:p>07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768" table:style-name="ce5">
            <text:p>97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8T00:00:00" table:style-name="ce3">
            <text:p>08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944" table:style-name="ce5">
            <text:p>99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8T00:00:00" table:style-name="ce3">
            <text:p>08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700" table:style-name="ce5">
            <text:p>77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9T00:00:00" table:style-name="ce3">
            <text:p>09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308" table:style-name="ce5">
            <text:p>1130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09T00:00:00" table:style-name="ce3">
            <text:p>09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956" table:style-name="ce5">
            <text:p>1095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0T00:00:00" table:style-name="ce3">
            <text:p>10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490" table:style-name="ce5">
            <text:p>949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0T00:00:00" table:style-name="ce3">
            <text:p>10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975" table:style-name="ce5">
            <text:p>89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1T00:00:00" table:style-name="ce3">
            <text:p>11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163" table:style-name="ce5">
            <text:p>1116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1T00:00:00" table:style-name="ce3">
            <text:p>11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637" table:style-name="ce5">
            <text:p>963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2T00:00:00" table:style-name="ce3">
            <text:p>12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3" table:style-name="ce5">
            <text:p>23</text:p>
          </table:table-cell>
          <table:table-cell office:value-type="float" office:value="10458" table:style-name="ce5">
            <text:p>1045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2T00:00:00" table:style-name="ce3">
            <text:p>12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847" table:style-name="ce5">
            <text:p>1084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3T00:00:00" table:style-name="ce3">
            <text:p>13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824" table:style-name="ce5">
            <text:p>108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3T00:00:00" table:style-name="ce3">
            <text:p>13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720" table:style-name="ce5">
            <text:p>57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4T00:00:00" table:style-name="ce3">
            <text:p>14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781" table:style-name="ce5">
            <text:p>778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4T00:00:00" table:style-name="ce3">
            <text:p>14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064" table:style-name="ce5">
            <text:p>90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5T00:00:00" table:style-name="ce3">
            <text:p>15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671" table:style-name="ce5">
            <text:p>1067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5T00:00:00" table:style-name="ce3">
            <text:p>15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092" table:style-name="ce5">
            <text:p>100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6T00:00:00" table:style-name="ce3">
            <text:p>16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868" table:style-name="ce5">
            <text:p>108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6T00:00:00" table:style-name="ce3">
            <text:p>16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956" table:style-name="ce5">
            <text:p>1095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7T00:00:00" table:style-name="ce3">
            <text:p>17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10032" table:style-name="ce5">
            <text:p>100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7T00:00:00" table:style-name="ce3">
            <text:p>17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492" table:style-name="ce5">
            <text:p>84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8T00:00:00" table:style-name="ce3">
            <text:p>18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812" table:style-name="ce5">
            <text:p>981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8T00:00:00" table:style-name="ce3">
            <text:p>18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592" table:style-name="ce5">
            <text:p>95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9T00:00:00" table:style-name="ce3">
            <text:p>19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5553" table:style-name="ce5">
            <text:p>555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19T00:00:00" table:style-name="ce3">
            <text:p>19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648" table:style-name="ce5">
            <text:p>1064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0T00:00:00" table:style-name="ce3">
            <text:p>20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5280" table:style-name="ce5">
            <text:p>528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0T00:00:00" table:style-name="ce3">
            <text:p>20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4972" table:style-name="ce5">
            <text:p>49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1T00:00:00" table:style-name="ce3">
            <text:p>21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956" table:style-name="ce5">
            <text:p>1095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1T00:00:00" table:style-name="ce3">
            <text:p>21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692" table:style-name="ce5">
            <text:p>106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2T00:00:00" table:style-name="ce3">
            <text:p>22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536" table:style-name="ce5">
            <text:p>85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2T00:00:00" table:style-name="ce3">
            <text:p>22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5500" table:style-name="ce5">
            <text:p>55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3T00:00:00" table:style-name="ce3">
            <text:p>23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076" table:style-name="ce5">
            <text:p>100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3T00:00:00" table:style-name="ce3">
            <text:p>23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706" table:style-name="ce5">
            <text:p>670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4T00:00:00" table:style-name="ce3">
            <text:p>24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340" table:style-name="ce5">
            <text:p>103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4T00:00:00" table:style-name="ce3">
            <text:p>24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560" table:style-name="ce5">
            <text:p>105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5T00:00:00" table:style-name="ce3">
            <text:p>25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120" table:style-name="ce5">
            <text:p>101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5T00:00:00" table:style-name="ce3">
            <text:p>25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340" table:style-name="ce5">
            <text:p>103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6T00:00:00" table:style-name="ce3">
            <text:p>26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624" table:style-name="ce5">
            <text:p>86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6T00:00:00" table:style-name="ce3">
            <text:p>26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824" table:style-name="ce5">
            <text:p>108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7T00:00:00" table:style-name="ce3">
            <text:p>27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076" table:style-name="ce5">
            <text:p>100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7T00:00:00" table:style-name="ce3">
            <text:p>27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936" table:style-name="ce5">
            <text:p>99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8T00:00:00" table:style-name="ce3">
            <text:p>28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9108" table:style-name="ce5">
            <text:p>910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8T00:00:00" table:style-name="ce3">
            <text:p>28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525" table:style-name="ce5">
            <text:p>752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9T00:00:00" table:style-name="ce3">
            <text:p>29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044" table:style-name="ce5">
            <text:p>110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29T00:00:00" table:style-name="ce3">
            <text:p>29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927" table:style-name="ce5">
            <text:p>1092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30T00:00:00" table:style-name="ce3">
            <text:p>30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006" table:style-name="ce5">
            <text:p>900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30T00:00:00" table:style-name="ce3">
            <text:p>30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427" table:style-name="ce5">
            <text:p>742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31T00:00:00" table:style-name="ce3">
            <text:p>31-03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666" table:style-name="ce5">
            <text:p>966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3-31T00:00:00" table:style-name="ce3">
            <text:p>31-03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991" table:style-name="ce5">
            <text:p>899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1T00:00:00" table:style-name="ce3">
            <text:p>01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788" table:style-name="ce5">
            <text:p>77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1T00:00:00" table:style-name="ce3">
            <text:p>01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8052" table:style-name="ce5">
            <text:p>80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2T00:00:00" table:style-name="ce3">
            <text:p>02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5852" table:style-name="ce5">
            <text:p>58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2T00:00:00" table:style-name="ce3">
            <text:p>02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184" table:style-name="ce5">
            <text:p>818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3T00:00:00" table:style-name="ce3">
            <text:p>03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382" table:style-name="ce5">
            <text:p>738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3T00:00:00" table:style-name="ce3">
            <text:p>03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930" table:style-name="ce5">
            <text:p>993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4T00:00:00" table:style-name="ce3">
            <text:p>04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031" table:style-name="ce5">
            <text:p>803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4T00:00:00" table:style-name="ce3">
            <text:p>04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340" table:style-name="ce5">
            <text:p>103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5T00:00:00" table:style-name="ce3">
            <text:p>05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343" table:style-name="ce5">
            <text:p>934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5T00:00:00" table:style-name="ce3">
            <text:p>05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112" table:style-name="ce5">
            <text:p>1011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6T00:00:00" table:style-name="ce3">
            <text:p>06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9145" table:style-name="ce5">
            <text:p>914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6T00:00:00" table:style-name="ce3">
            <text:p>06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690" table:style-name="ce5">
            <text:p>669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7T00:00:00" table:style-name="ce3">
            <text:p>07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732" table:style-name="ce5">
            <text:p>67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7T00:00:00" table:style-name="ce3">
            <text:p>07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436" table:style-name="ce5">
            <text:p>74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8T00:00:00" table:style-name="ce3">
            <text:p>08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468" table:style-name="ce5">
            <text:p>64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8T00:00:00" table:style-name="ce3">
            <text:p>08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996" table:style-name="ce5">
            <text:p>699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9T00:00:00" table:style-name="ce3">
            <text:p>09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924" table:style-name="ce5">
            <text:p>119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09T00:00:00" table:style-name="ce3">
            <text:p>09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6987" table:style-name="ce5">
            <text:p>698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0T00:00:00" table:style-name="ce3">
            <text:p>10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656" table:style-name="ce5">
            <text:p>765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0T00:00:00" table:style-name="ce3">
            <text:p>10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6178" table:style-name="ce5">
            <text:p>617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1T00:00:00" table:style-name="ce3">
            <text:p>11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.5" table:style-name="ce5">
            <text:p>22.5</text:p>
          </table:table-cell>
          <table:table-cell office:value-type="float" office:value="9944" table:style-name="ce5">
            <text:p>99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1T00:00:00" table:style-name="ce3">
            <text:p>11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695" table:style-name="ce5">
            <text:p>969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2T00:00:00" table:style-name="ce3">
            <text:p>12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240" table:style-name="ce5">
            <text:p>92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2T00:00:00" table:style-name="ce3">
            <text:p>12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365" table:style-name="ce5">
            <text:p>93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3T00:00:00" table:style-name="ce3">
            <text:p>13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4664" table:style-name="ce5">
            <text:p>46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3T00:00:00" table:style-name="ce3">
            <text:p>13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7" table:style-name="ce5">
            <text:p>7</text:p>
          </table:table-cell>
          <table:table-cell office:value-type="float" office:value="2816" table:style-name="ce5">
            <text:p>281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4T00:00:00" table:style-name="ce3">
            <text:p>14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6" table:style-name="ce5">
            <text:p>6</text:p>
          </table:table-cell>
          <table:table-cell office:value-type="float" office:value="2772" table:style-name="ce5">
            <text:p>27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4T00:00:00" table:style-name="ce3">
            <text:p>14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5" table:style-name="ce5">
            <text:p>5</text:p>
          </table:table-cell>
          <table:table-cell office:value-type="float" office:value="1364" table:style-name="ce5">
            <text:p>13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5T00:00:00" table:style-name="ce3">
            <text:p>15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8" table:style-name="ce5">
            <text:p>8</text:p>
          </table:table-cell>
          <table:table-cell office:value-type="float" office:value="3749" table:style-name="ce5">
            <text:p>374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5T00:00:00" table:style-name="ce3">
            <text:p>15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7" table:style-name="ce5">
            <text:p>7</text:p>
          </table:table-cell>
          <table:table-cell office:value-type="float" office:value="2728" table:style-name="ce5">
            <text:p>27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6T00:00:00" table:style-name="ce3">
            <text:p>16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903" table:style-name="ce5">
            <text:p>690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6T00:00:00" table:style-name="ce3">
            <text:p>16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084" table:style-name="ce5">
            <text:p>708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7T00:00:00" table:style-name="ce3">
            <text:p>17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8" table:style-name="ce5">
            <text:p>8</text:p>
          </table:table-cell>
          <table:table-cell office:value-type="float" office:value="4657" table:style-name="ce5">
            <text:p>465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7T00:00:00" table:style-name="ce3">
            <text:p>17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6021" table:style-name="ce5">
            <text:p>602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8T00:00:00" table:style-name="ce3">
            <text:p>18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3960" table:style-name="ce5">
            <text:p>39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8T00:00:00" table:style-name="ce3">
            <text:p>18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5655" table:style-name="ce5">
            <text:p>565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9T00:00:00" table:style-name="ce3">
            <text:p>19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3564" table:style-name="ce5">
            <text:p>35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19T00:00:00" table:style-name="ce3">
            <text:p>19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260" table:style-name="ce5">
            <text:p>72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20T00:00:00" table:style-name="ce3">
            <text:p>20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20T00:00:00" table:style-name="ce3">
            <text:p>20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052" table:style-name="ce5">
            <text:p>80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21T00:00:00" table:style-name="ce3">
            <text:p>21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" table:style-name="ce5">
            <text:p>1</text:p>
          </table:table-cell>
          <table:table-cell office:value-type="float" office:value="125" table:style-name="ce5">
            <text:p>12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21T00:00:00" table:style-name="ce3">
            <text:p>21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972" table:style-name="ce5">
            <text:p>49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22T00:00:00" table:style-name="ce3">
            <text:p>22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177" table:style-name="ce5">
            <text:p>817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22T00:00:00" table:style-name="ce3">
            <text:p>22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825" table:style-name="ce5">
            <text:p>782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23T00:00:00" table:style-name="ce3">
            <text:p>23-04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548" table:style-name="ce5">
            <text:p>954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4-23T00:00:00" table:style-name="ce3">
            <text:p>23-04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357" table:style-name="ce5">
            <text:p>1035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4T00:00:00" table:style-name="ce3">
            <text:p>04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4T00:00:00" table:style-name="ce3">
            <text:p>04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5T00:00:00" table:style-name="ce3">
            <text:p>05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912" table:style-name="ce5">
            <text:p>991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5T00:00:00" table:style-name="ce3">
            <text:p>05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308" table:style-name="ce5">
            <text:p>730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6T00:00:00" table:style-name="ce3">
            <text:p>06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052" table:style-name="ce5">
            <text:p>80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6T00:00:00" table:style-name="ce3">
            <text:p>06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5104" table:style-name="ce5">
            <text:p>510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7T00:00:00" table:style-name="ce3">
            <text:p>07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932" table:style-name="ce5">
            <text:p>89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7T00:00:00" table:style-name="ce3">
            <text:p>07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228" table:style-name="ce5">
            <text:p>82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8T00:00:00" table:style-name="ce3">
            <text:p>08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272" table:style-name="ce5">
            <text:p>82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8T00:00:00" table:style-name="ce3">
            <text:p>08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4911" table:style-name="ce5">
            <text:p>491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9T00:00:00" table:style-name="ce3">
            <text:p>09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228" table:style-name="ce5">
            <text:p>82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09T00:00:00" table:style-name="ce3">
            <text:p>09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4960" table:style-name="ce5">
            <text:p>49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0T00:00:00" table:style-name="ce3">
            <text:p>10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4557" table:style-name="ce5">
            <text:p>455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0T00:00:00" table:style-name="ce3">
            <text:p>10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2075" table:style-name="ce5">
            <text:p>20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1T00:00:00" table:style-name="ce3">
            <text:p>11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7744" table:style-name="ce5">
            <text:p>77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1T00:00:00" table:style-name="ce3">
            <text:p>11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6652" table:style-name="ce5">
            <text:p>66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2T00:00:00" table:style-name="ce3">
            <text:p>12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4589" table:style-name="ce5">
            <text:p>458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2T00:00:00" table:style-name="ce3">
            <text:p>12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2085" table:style-name="ce5">
            <text:p>208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3T00:00:00" table:style-name="ce3">
            <text:p>13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423" table:style-name="ce5">
            <text:p>442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3T00:00:00" table:style-name="ce3">
            <text:p>13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620" table:style-name="ce5">
            <text:p>46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4T00:00:00" table:style-name="ce3">
            <text:p>14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4620" table:style-name="ce5">
            <text:p>46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4T00:00:00" table:style-name="ce3">
            <text:p>14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5280" table:style-name="ce5">
            <text:p>528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5T00:00:00" table:style-name="ce3">
            <text:p>15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196" table:style-name="ce5">
            <text:p>919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5T00:00:00" table:style-name="ce3">
            <text:p>15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932" table:style-name="ce5">
            <text:p>89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6T00:00:00" table:style-name="ce3">
            <text:p>16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3" table:style-name="ce5">
            <text:p>3</text:p>
          </table:table-cell>
          <table:table-cell office:value-type="float" office:value="440" table:style-name="ce5">
            <text:p>4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6T00:00:00" table:style-name="ce3">
            <text:p>16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3066" table:style-name="ce5">
            <text:p>306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7T00:00:00" table:style-name="ce3">
            <text:p>17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7T00:00:00" table:style-name="ce3">
            <text:p>17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6116" table:style-name="ce5">
            <text:p>611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8T00:00:00" table:style-name="ce3">
            <text:p>18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2600" table:style-name="ce5">
            <text:p>26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8T00:00:00" table:style-name="ce3">
            <text:p>18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371" table:style-name="ce5">
            <text:p>937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9T00:00:00" table:style-name="ce3">
            <text:p>19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4075" table:style-name="ce5">
            <text:p>40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19T00:00:00" table:style-name="ce3">
            <text:p>19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8624" table:style-name="ce5">
            <text:p>86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0T00:00:00" table:style-name="ce3">
            <text:p>20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.5" table:style-name="ce5">
            <text:p>16.5</text:p>
          </table:table-cell>
          <table:table-cell office:value-type="float" office:value="6422" table:style-name="ce5">
            <text:p>642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0T00:00:00" table:style-name="ce3">
            <text:p>20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744" table:style-name="ce5">
            <text:p>77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1T00:00:00" table:style-name="ce3">
            <text:p>21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1T00:00:00" table:style-name="ce3">
            <text:p>21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744" table:style-name="ce5">
            <text:p>77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2T00:00:00" table:style-name="ce3">
            <text:p>22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5670" table:style-name="ce5">
            <text:p>567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2T00:00:00" table:style-name="ce3">
            <text:p>22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370" table:style-name="ce5">
            <text:p>837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3T00:00:00" table:style-name="ce3">
            <text:p>23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125" table:style-name="ce5">
            <text:p>1012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3T00:00:00" table:style-name="ce3">
            <text:p>23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505" table:style-name="ce5">
            <text:p>850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4T00:00:00" table:style-name="ce3">
            <text:p>24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549" table:style-name="ce5">
            <text:p>654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4T00:00:00" table:style-name="ce3">
            <text:p>24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785" table:style-name="ce5">
            <text:p>778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5T00:00:00" table:style-name="ce3">
            <text:p>25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045" table:style-name="ce5">
            <text:p>1104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5T00:00:00" table:style-name="ce3">
            <text:p>25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9237" table:style-name="ce5">
            <text:p>923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6T00:00:00" table:style-name="ce3">
            <text:p>26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086" table:style-name="ce5">
            <text:p>808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6T00:00:00" table:style-name="ce3">
            <text:p>26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513" table:style-name="ce5">
            <text:p>1051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7T00:00:00" table:style-name="ce3">
            <text:p>27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125" table:style-name="ce5">
            <text:p>1012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7T00:00:00" table:style-name="ce3">
            <text:p>27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505" table:style-name="ce5">
            <text:p>850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8T00:00:00" table:style-name="ce3">
            <text:p>28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3585" table:style-name="ce5">
            <text:p>358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8T00:00:00" table:style-name="ce3">
            <text:p>28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10398" table:style-name="ce5">
            <text:p>1039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9T00:00:00" table:style-name="ce3">
            <text:p>29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5081" table:style-name="ce5">
            <text:p>508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29T00:00:00" table:style-name="ce3">
            <text:p>29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3" table:style-name="ce5">
            <text:p>23</text:p>
          </table:table-cell>
          <table:table-cell office:value-type="float" office:value="11790" table:style-name="ce5">
            <text:p>1179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30T00:00:00" table:style-name="ce3">
            <text:p>30-06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2870" table:style-name="ce5">
            <text:p>1287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6-30T00:00:00" table:style-name="ce3">
            <text:p>30-06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560" table:style-name="ce5">
            <text:p>75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1T00:00:00" table:style-name="ce3">
            <text:p>01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5014" table:style-name="ce5">
            <text:p>501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1T00:00:00" table:style-name="ce3">
            <text:p>01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5400" table:style-name="ce5">
            <text:p>54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2T00:00:00" table:style-name="ce3">
            <text:p>02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185" table:style-name="ce5">
            <text:p>1018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2T00:00:00" table:style-name="ce3">
            <text:p>02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305" table:style-name="ce5">
            <text:p>1030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5T00:00:00" table:style-name="ce3">
            <text:p>05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409" table:style-name="ce5">
            <text:p>1040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5T00:00:00" table:style-name="ce3">
            <text:p>05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184" table:style-name="ce5">
            <text:p>1118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6T00:00:00" table:style-name="ce3">
            <text:p>06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640" table:style-name="ce5">
            <text:p>86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6T00:00:00" table:style-name="ce3">
            <text:p>06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575" table:style-name="ce5">
            <text:p>105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7T00:00:00" table:style-name="ce3">
            <text:p>07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7725.6" table:style-name="ce5">
            <text:p>7725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7T00:00:00" table:style-name="ce3">
            <text:p>07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845" table:style-name="ce5">
            <text:p>1084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8T00:00:00" table:style-name="ce3">
            <text:p>08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3820" table:style-name="ce5">
            <text:p>38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8T00:00:00" table:style-name="ce3">
            <text:p>08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125" table:style-name="ce5">
            <text:p>1012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9T00:00:00" table:style-name="ce3">
            <text:p>09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5220" table:style-name="ce5">
            <text:p>52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09T00:00:00" table:style-name="ce3">
            <text:p>09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8" table:style-name="ce5">
            <text:p>8</text:p>
          </table:table-cell>
          <table:table-cell office:value-type="float" office:value="4095" table:style-name="ce5">
            <text:p>409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0T00:00:00" table:style-name="ce3">
            <text:p>10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5760" table:style-name="ce5">
            <text:p>57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0T00:00:00" table:style-name="ce3">
            <text:p>10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4230" table:style-name="ce5">
            <text:p>423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1T00:00:00" table:style-name="ce3">
            <text:p>11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4725" table:style-name="ce5">
            <text:p>472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1T00:00:00" table:style-name="ce3">
            <text:p>11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5468" table:style-name="ce5">
            <text:p>54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2T00:00:00" table:style-name="ce3">
            <text:p>12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5850" table:style-name="ce5">
            <text:p>585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2T00:00:00" table:style-name="ce3">
            <text:p>12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6435" table:style-name="ce5">
            <text:p>643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3T00:00:00" table:style-name="ce3">
            <text:p>13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4590" table:style-name="ce5">
            <text:p>459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3T00:00:00" table:style-name="ce3">
            <text:p>13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3710" table:style-name="ce5">
            <text:p>371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4T00:00:00" table:style-name="ce3">
            <text:p>14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160" table:style-name="ce5">
            <text:p>111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4T00:00:00" table:style-name="ce3">
            <text:p>14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620" table:style-name="ce5">
            <text:p>106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5T00:00:00" table:style-name="ce3">
            <text:p>15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3960" table:style-name="ce5">
            <text:p>39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5T00:00:00" table:style-name="ce3">
            <text:p>15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4336" table:style-name="ce5">
            <text:p>43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6T00:00:00" table:style-name="ce3">
            <text:p>16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1444" table:style-name="ce5">
            <text:p>14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6T00:00:00" table:style-name="ce3">
            <text:p>16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903" table:style-name="ce5">
            <text:p>790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7T00:00:00" table:style-name="ce3">
            <text:p>17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765.5" table:style-name="ce5">
            <text:p>11765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7T00:00:00" table:style-name="ce3">
            <text:p>17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215" table:style-name="ce5">
            <text:p>1021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8T00:00:00" table:style-name="ce3">
            <text:p>18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442" table:style-name="ce5">
            <text:p>644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8T00:00:00" table:style-name="ce3">
            <text:p>18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9153" table:style-name="ce5">
            <text:p>915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9T00:00:00" table:style-name="ce3">
            <text:p>19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5" table:style-name="ce5">
            <text:p>5</text:p>
          </table:table-cell>
          <table:table-cell office:value-type="float" office:value="2728" table:style-name="ce5">
            <text:p>27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19T00:00:00" table:style-name="ce3">
            <text:p>19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5400" table:style-name="ce5">
            <text:p>54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0T00:00:00" table:style-name="ce3">
            <text:p>20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5092.5" table:style-name="ce5">
            <text:p>5092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0T00:00:00" table:style-name="ce3">
            <text:p>20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612.5" table:style-name="ce5">
            <text:p>7612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1T00:00:00" table:style-name="ce3">
            <text:p>21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5860.5" table:style-name="ce5">
            <text:p>5860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1T00:00:00" table:style-name="ce3">
            <text:p>21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6394.5" table:style-name="ce5">
            <text:p>6394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2T00:00:00" table:style-name="ce3">
            <text:p>22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096" table:style-name="ce5">
            <text:p>609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2T00:00:00" table:style-name="ce3">
            <text:p>22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6744" table:style-name="ce5">
            <text:p>67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3T00:00:00" table:style-name="ce3">
            <text:p>23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442.5" table:style-name="ce5">
            <text:p>9442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3T00:00:00" table:style-name="ce3">
            <text:p>23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265.5" table:style-name="ce5">
            <text:p>9265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5T00:00:00" table:style-name="ce3">
            <text:p>25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874.5" table:style-name="ce5">
            <text:p>9874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5T00:00:00" table:style-name="ce3">
            <text:p>25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048.5" table:style-name="ce5">
            <text:p>10048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6T00:00:00" table:style-name="ce3">
            <text:p>26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133.5" table:style-name="ce5">
            <text:p>6133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6T00:00:00" table:style-name="ce3">
            <text:p>26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5" table:style-name="ce5">
            <text:p>5</text:p>
          </table:table-cell>
          <table:table-cell office:value-type="float" office:value="1827" table:style-name="ce5">
            <text:p>182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7T00:00:00" table:style-name="ce3">
            <text:p>27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5046" table:style-name="ce5">
            <text:p>504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7T00:00:00" table:style-name="ce3">
            <text:p>27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570" table:style-name="ce5">
            <text:p>957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8T00:00:00" table:style-name="ce3">
            <text:p>28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569" table:style-name="ce5">
            <text:p>756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8T00:00:00" table:style-name="ce3">
            <text:p>28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558.5" table:style-name="ce5">
            <text:p>7558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9T00:00:00" table:style-name="ce3">
            <text:p>29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873" table:style-name="ce5">
            <text:p>687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29T00:00:00" table:style-name="ce3">
            <text:p>29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482.5" table:style-name="ce5">
            <text:p>8482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30T00:00:00" table:style-name="ce3">
            <text:p>30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614" table:style-name="ce5">
            <text:p>961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30T00:00:00" table:style-name="ce3">
            <text:p>30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482.5" table:style-name="ce5">
            <text:p>8482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31T00:00:00" table:style-name="ce3">
            <text:p>31-07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9104.5" table:style-name="ce5">
            <text:p>9104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7-31T00:00:00" table:style-name="ce3">
            <text:p>31-07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526.5" table:style-name="ce5">
            <text:p>9526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1T00:00:00" table:style-name="ce3">
            <text:p>01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.5" table:style-name="ce5">
            <text:p>20.5</text:p>
          </table:table-cell>
          <table:table-cell office:value-type="float" office:value="9321" table:style-name="ce5">
            <text:p>932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1T00:00:00" table:style-name="ce3">
            <text:p>01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370" table:style-name="ce5">
            <text:p>837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2T00:00:00" table:style-name="ce3">
            <text:p>02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724" table:style-name="ce5">
            <text:p>77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2T00:00:00" table:style-name="ce3">
            <text:p>02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520" table:style-name="ce5">
            <text:p>75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3T00:00:00" table:style-name="ce3">
            <text:p>03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484" table:style-name="ce5">
            <text:p>1048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3T00:00:00" table:style-name="ce3">
            <text:p>03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652" table:style-name="ce5">
            <text:p>106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4T00:00:00" table:style-name="ce3">
            <text:p>04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769" table:style-name="ce5">
            <text:p>776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4T00:00:00" table:style-name="ce3">
            <text:p>04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174" table:style-name="ce5">
            <text:p>717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5T00:00:00" table:style-name="ce3">
            <text:p>05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153" table:style-name="ce5">
            <text:p>715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5T00:00:00" table:style-name="ce3">
            <text:p>05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5724" table:style-name="ce5">
            <text:p>57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6T00:00:00" table:style-name="ce3">
            <text:p>06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7" table:style-name="ce5">
            <text:p>7</text:p>
          </table:table-cell>
          <table:table-cell office:value-type="float" office:value="2252" table:style-name="ce5">
            <text:p>22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6T00:00:00" table:style-name="ce3">
            <text:p>06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3400" table:style-name="ce5">
            <text:p>34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7T00:00:00" table:style-name="ce3">
            <text:p>07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10062" table:style-name="ce5">
            <text:p>1006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7T00:00:00" table:style-name="ce3">
            <text:p>07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944" table:style-name="ce5">
            <text:p>89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8T00:00:00" table:style-name="ce3">
            <text:p>08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7" table:style-name="ce5">
            <text:p>7</text:p>
          </table:table-cell>
          <table:table-cell office:value-type="float" office:value="2236" table:style-name="ce5">
            <text:p>22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8T00:00:00" table:style-name="ce3">
            <text:p>08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4" table:style-name="ce5">
            <text:p>4</text:p>
          </table:table-cell>
          <table:table-cell office:value-type="float" office:value="1743" table:style-name="ce5">
            <text:p>174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9T00:00:00" table:style-name="ce3">
            <text:p>09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955" table:style-name="ce5">
            <text:p>895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09T00:00:00" table:style-name="ce3">
            <text:p>09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705" table:style-name="ce5">
            <text:p>670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0T00:00:00" table:style-name="ce3">
            <text:p>10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053" table:style-name="ce5">
            <text:p>1005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0T00:00:00" table:style-name="ce3">
            <text:p>10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288" table:style-name="ce5">
            <text:p>92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1T00:00:00" table:style-name="ce3">
            <text:p>11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482" table:style-name="ce5">
            <text:p>748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1T00:00:00" table:style-name="ce3">
            <text:p>11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803" table:style-name="ce5">
            <text:p>580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2T00:00:00" table:style-name="ce3">
            <text:p>12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589" table:style-name="ce5">
            <text:p>958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2T00:00:00" table:style-name="ce3">
            <text:p>12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116" table:style-name="ce5">
            <text:p>911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3T00:00:00" table:style-name="ce3">
            <text:p>13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364" table:style-name="ce5">
            <text:p>63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3T00:00:00" table:style-name="ce3">
            <text:p>13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5246" table:style-name="ce5">
            <text:p>524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4T00:00:00" table:style-name="ce3">
            <text:p>14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751" table:style-name="ce5">
            <text:p>675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4T00:00:00" table:style-name="ce3">
            <text:p>14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5934" table:style-name="ce5">
            <text:p>593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5T00:00:00" table:style-name="ce3">
            <text:p>15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965" table:style-name="ce5">
            <text:p>109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5T00:00:00" table:style-name="ce3">
            <text:p>15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6837" table:style-name="ce5">
            <text:p>683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6T00:00:00" table:style-name="ce3">
            <text:p>16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740" table:style-name="ce5">
            <text:p>77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6T00:00:00" table:style-name="ce3">
            <text:p>16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245" table:style-name="ce5">
            <text:p>724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7T00:00:00" table:style-name="ce3">
            <text:p>17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063" table:style-name="ce5">
            <text:p>606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7T00:00:00" table:style-name="ce3">
            <text:p>17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5375" table:style-name="ce5">
            <text:p>53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8T00:00:00" table:style-name="ce3">
            <text:p>18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440" table:style-name="ce5">
            <text:p>104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8T00:00:00" table:style-name="ce3">
            <text:p>18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836" table:style-name="ce5">
            <text:p>108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9T00:00:00" table:style-name="ce3">
            <text:p>19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5310" table:style-name="ce5">
            <text:p>531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19T00:00:00" table:style-name="ce3">
            <text:p>19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325" table:style-name="ce5">
            <text:p>832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0T00:00:00" table:style-name="ce3">
            <text:p>20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340" table:style-name="ce5">
            <text:p>73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0T00:00:00" table:style-name="ce3">
            <text:p>20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957" table:style-name="ce5">
            <text:p>695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1T00:00:00" table:style-name="ce3">
            <text:p>21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562" table:style-name="ce5">
            <text:p>656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1T00:00:00" table:style-name="ce3">
            <text:p>21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419" table:style-name="ce5">
            <text:p>641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2T00:00:00" table:style-name="ce3">
            <text:p>22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9.5" table:style-name="ce5">
            <text:p>9.5</text:p>
          </table:table-cell>
          <table:table-cell office:value-type="float" office:value="3509" table:style-name="ce5">
            <text:p>350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2T00:00:00" table:style-name="ce3">
            <text:p>22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312" table:style-name="ce5">
            <text:p>431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3T00:00:00" table:style-name="ce3">
            <text:p>23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785" table:style-name="ce5">
            <text:p>778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3T00:00:00" table:style-name="ce3">
            <text:p>23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110" table:style-name="ce5">
            <text:p>711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4T00:00:00" table:style-name="ce3">
            <text:p>24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5971" table:style-name="ce5">
            <text:p>597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4T00:00:00" table:style-name="ce3">
            <text:p>24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653" table:style-name="ce5">
            <text:p>965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5T00:00:00" table:style-name="ce3">
            <text:p>25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2232" table:style-name="ce5">
            <text:p>122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5T00:00:00" table:style-name="ce3">
            <text:p>25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375" table:style-name="ce5">
            <text:p>103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6T00:00:00" table:style-name="ce3">
            <text:p>26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316" table:style-name="ce5">
            <text:p>931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6T00:00:00" table:style-name="ce3">
            <text:p>26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242" table:style-name="ce5">
            <text:p>1024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7T00:00:00" table:style-name="ce3">
            <text:p>27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232" table:style-name="ce5">
            <text:p>102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7T00:00:00" table:style-name="ce3">
            <text:p>27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540" table:style-name="ce5">
            <text:p>95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8T00:00:00" table:style-name="ce3">
            <text:p>28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8541" table:style-name="ce5">
            <text:p>854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8T00:00:00" table:style-name="ce3">
            <text:p>28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964" table:style-name="ce5">
            <text:p>69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9T00:00:00" table:style-name="ce3">
            <text:p>29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295" table:style-name="ce5">
            <text:p>1129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29T00:00:00" table:style-name="ce3">
            <text:p>29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360" table:style-name="ce5">
            <text:p>93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30T00:00:00" table:style-name="ce3">
            <text:p>30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610" table:style-name="ce5">
            <text:p>1161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30T00:00:00" table:style-name="ce3">
            <text:p>30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965" table:style-name="ce5">
            <text:p>79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31T00:00:00" table:style-name="ce3">
            <text:p>31-08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475" table:style-name="ce5">
            <text:p>114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8-31T00:00:00" table:style-name="ce3">
            <text:p>31-08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495" table:style-name="ce5">
            <text:p>949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1T00:00:00" table:style-name="ce3">
            <text:p>01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005" table:style-name="ce5">
            <text:p>900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1T00:00:00" table:style-name="ce3">
            <text:p>01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820" table:style-name="ce5">
            <text:p>88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2T00:00:00" table:style-name="ce3">
            <text:p>02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2T00:00:00" table:style-name="ce3">
            <text:p>02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726" table:style-name="ce5">
            <text:p>772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3T00:00:00" table:style-name="ce3">
            <text:p>03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574" table:style-name="ce5">
            <text:p>957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3T00:00:00" table:style-name="ce3">
            <text:p>03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481" table:style-name="ce5">
            <text:p>848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4T00:00:00" table:style-name="ce3">
            <text:p>04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403" table:style-name="ce5">
            <text:p>940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4T00:00:00" table:style-name="ce3">
            <text:p>04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892" table:style-name="ce5">
            <text:p>88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5T00:00:00" table:style-name="ce3">
            <text:p>05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335" table:style-name="ce5">
            <text:p>733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5T00:00:00" table:style-name="ce3">
            <text:p>05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4221" table:style-name="ce5">
            <text:p>422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6T00:00:00" table:style-name="ce3">
            <text:p>06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228" table:style-name="ce5">
            <text:p>82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6T00:00:00" table:style-name="ce3">
            <text:p>06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585" table:style-name="ce5">
            <text:p>758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7T00:00:00" table:style-name="ce3">
            <text:p>07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118" table:style-name="ce5">
            <text:p>811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7T00:00:00" table:style-name="ce3">
            <text:p>07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7713" table:style-name="ce5">
            <text:p>771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8T00:00:00" table:style-name="ce3">
            <text:p>08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7832" table:style-name="ce5">
            <text:p>78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8T00:00:00" table:style-name="ce3">
            <text:p>08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492" table:style-name="ce5">
            <text:p>84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9T00:00:00" table:style-name="ce3">
            <text:p>09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7650" table:style-name="ce5">
            <text:p>765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09T00:00:00" table:style-name="ce3">
            <text:p>09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9045" table:style-name="ce5">
            <text:p>904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0T00:00:00" table:style-name="ce3">
            <text:p>10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768" table:style-name="ce5">
            <text:p>97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0T00:00:00" table:style-name="ce3">
            <text:p>10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468" table:style-name="ce5">
            <text:p>64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1T00:00:00" table:style-name="ce3">
            <text:p>11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718" table:style-name="ce5">
            <text:p>971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1T00:00:00" table:style-name="ce3">
            <text:p>11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503" table:style-name="ce5">
            <text:p>950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2T00:00:00" table:style-name="ce3">
            <text:p>12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713" table:style-name="ce5">
            <text:p>871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2T00:00:00" table:style-name="ce3">
            <text:p>12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718" table:style-name="ce5">
            <text:p>971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3T00:00:00" table:style-name="ce3">
            <text:p>13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761" table:style-name="ce5">
            <text:p>976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3T00:00:00" table:style-name="ce3">
            <text:p>13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664" table:style-name="ce5">
            <text:p>106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4T00:00:00" table:style-name="ce3">
            <text:p>14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391" table:style-name="ce5">
            <text:p>939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4T00:00:00" table:style-name="ce3">
            <text:p>14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750" table:style-name="ce5">
            <text:p>1075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5T00:00:00" table:style-name="ce3">
            <text:p>15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6886" table:style-name="ce5">
            <text:p>688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5T00:00:00" table:style-name="ce3">
            <text:p>15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10750" table:style-name="ce5">
            <text:p>1075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6T00:00:00" table:style-name="ce3">
            <text:p>16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503" table:style-name="ce5">
            <text:p>950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6T00:00:00" table:style-name="ce3">
            <text:p>16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277" table:style-name="ce5">
            <text:p>1027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7T00:00:00" table:style-name="ce3">
            <text:p>17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332" table:style-name="ce5">
            <text:p>53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7T00:00:00" table:style-name="ce3">
            <text:p>17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330" table:style-name="ce5">
            <text:p>833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8T00:00:00" table:style-name="ce3">
            <text:p>18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3" table:style-name="ce5">
            <text:p>3</text:p>
          </table:table-cell>
          <table:table-cell office:value-type="float" office:value="473" table:style-name="ce5">
            <text:p>47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18T00:00:00" table:style-name="ce3">
            <text:p>18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495" table:style-name="ce5">
            <text:p>949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2T00:00:00" table:style-name="ce3">
            <text:p>22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2T00:00:00" table:style-name="ce3">
            <text:p>22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6347.8" table:style-name="ce5">
            <text:p>6347.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3T00:00:00" table:style-name="ce3">
            <text:p>23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3T00:00:00" table:style-name="ce3">
            <text:p>23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757.2" table:style-name="ce5">
            <text:p>7757.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4T00:00:00" table:style-name="ce3">
            <text:p>24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4T00:00:00" table:style-name="ce3">
            <text:p>24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096.4" table:style-name="ce5">
            <text:p>10096.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5T00:00:00" table:style-name="ce3">
            <text:p>25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5T00:00:00" table:style-name="ce3">
            <text:p>25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073" table:style-name="ce5">
            <text:p>907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6T00:00:00" table:style-name="ce3">
            <text:p>26-09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09-26T00:00:00" table:style-name="ce3">
            <text:p>26-09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847" table:style-name="ce5">
            <text:p>984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2T00:00:00" table:style-name="ce3">
            <text:p>02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4372" table:style-name="ce5">
            <text:p>43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2T00:00:00" table:style-name="ce3">
            <text:p>02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4889" table:style-name="ce5">
            <text:p>488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3T00:00:00" table:style-name="ce3">
            <text:p>03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3T00:00:00" table:style-name="ce3">
            <text:p>03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4T00:00:00" table:style-name="ce3">
            <text:p>04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.5" table:style-name="ce5">
            <text:p>21.5</text:p>
          </table:table-cell>
          <table:table-cell office:value-type="float" office:value="9546" table:style-name="ce5">
            <text:p>954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4T00:00:00" table:style-name="ce3">
            <text:p>04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729" table:style-name="ce5">
            <text:p>872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5T00:00:00" table:style-name="ce3">
            <text:p>05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163.8" table:style-name="ce5">
            <text:p>7163.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5T00:00:00" table:style-name="ce3">
            <text:p>05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090.6" table:style-name="ce5">
            <text:p>7090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6T00:00:00" table:style-name="ce3">
            <text:p>06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976" table:style-name="ce5">
            <text:p>99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6T00:00:00" table:style-name="ce3">
            <text:p>06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710" table:style-name="ce5">
            <text:p>971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7T00:00:00" table:style-name="ce3">
            <text:p>07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321" table:style-name="ce5">
            <text:p>632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7T00:00:00" table:style-name="ce3">
            <text:p>07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806" table:style-name="ce5">
            <text:p>680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8T00:00:00" table:style-name="ce3">
            <text:p>08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6579" table:style-name="ce5">
            <text:p>657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8T00:00:00" table:style-name="ce3">
            <text:p>08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343" table:style-name="ce5">
            <text:p>434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9T00:00:00" table:style-name="ce3">
            <text:p>09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568" table:style-name="ce5">
            <text:p>55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09T00:00:00" table:style-name="ce3">
            <text:p>09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5633" table:style-name="ce5">
            <text:p>563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0T00:00:00" table:style-name="ce3">
            <text:p>10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8" table:style-name="ce5">
            <text:p>8</text:p>
          </table:table-cell>
          <table:table-cell office:value-type="float" office:value="2494" table:style-name="ce5">
            <text:p>249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0T00:00:00" table:style-name="ce3">
            <text:p>10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512.6" table:style-name="ce5">
            <text:p>5512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1T00:00:00" table:style-name="ce3">
            <text:p>11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331" table:style-name="ce5">
            <text:p>933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1T00:00:00" table:style-name="ce3">
            <text:p>11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503" table:style-name="ce5">
            <text:p>950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2T00:00:00" table:style-name="ce3">
            <text:p>12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2649" table:style-name="ce5">
            <text:p>264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2T00:00:00" table:style-name="ce3">
            <text:p>12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342" table:style-name="ce5">
            <text:p>834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3T00:00:00" table:style-name="ce3">
            <text:p>13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3T00:00:00" table:style-name="ce3">
            <text:p>13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009" table:style-name="ce5">
            <text:p>700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4T00:00:00" table:style-name="ce3">
            <text:p>14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4T00:00:00" table:style-name="ce3">
            <text:p>14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865.2" table:style-name="ce5">
            <text:p>5865.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5T00:00:00" table:style-name="ce3">
            <text:p>15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1321" table:style-name="ce5">
            <text:p>132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5T00:00:00" table:style-name="ce3">
            <text:p>15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778" table:style-name="ce5">
            <text:p>477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6T00:00:00" table:style-name="ce3">
            <text:p>16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4163" table:style-name="ce5">
            <text:p>416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6T00:00:00" table:style-name="ce3">
            <text:p>16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107.4" table:style-name="ce5">
            <text:p>9107.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7T00:00:00" table:style-name="ce3">
            <text:p>17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3977.4" table:style-name="ce5">
            <text:p>3977.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7T00:00:00" table:style-name="ce3">
            <text:p>17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4558" table:style-name="ce5">
            <text:p>455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8T00:00:00" table:style-name="ce3">
            <text:p>18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6508" table:style-name="ce5">
            <text:p>650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8T00:00:00" table:style-name="ce3">
            <text:p>18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869" table:style-name="ce5">
            <text:p>786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9T00:00:00" table:style-name="ce3">
            <text:p>19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829" table:style-name="ce5">
            <text:p>982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19T00:00:00" table:style-name="ce3">
            <text:p>19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065" table:style-name="ce5">
            <text:p>100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0T00:00:00" table:style-name="ce3">
            <text:p>20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107" table:style-name="ce5">
            <text:p>910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0T00:00:00" table:style-name="ce3">
            <text:p>20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211" table:style-name="ce5">
            <text:p>921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1T00:00:00" table:style-name="ce3">
            <text:p>21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2917.6" table:style-name="ce5">
            <text:p>2917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1T00:00:00" table:style-name="ce3">
            <text:p>21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4665" table:style-name="ce5">
            <text:p>46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2T00:00:00" table:style-name="ce3">
            <text:p>22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6231.8" table:style-name="ce5">
            <text:p>6231.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2T00:00:00" table:style-name="ce3">
            <text:p>22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224.8" table:style-name="ce5">
            <text:p>7224.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3T00:00:00" table:style-name="ce3">
            <text:p>23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5649.5" table:style-name="ce5">
            <text:p>5649.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3T00:00:00" table:style-name="ce3">
            <text:p>23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101" table:style-name="ce5">
            <text:p>810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4T00:00:00" table:style-name="ce3">
            <text:p>24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583.2" table:style-name="ce5">
            <text:p>6583.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4T00:00:00" table:style-name="ce3">
            <text:p>24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5918" table:style-name="ce5">
            <text:p>591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5T00:00:00" table:style-name="ce3">
            <text:p>25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564" table:style-name="ce5">
            <text:p>105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5T00:00:00" table:style-name="ce3">
            <text:p>25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260" table:style-name="ce5">
            <text:p>62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6T00:00:00" table:style-name="ce3">
            <text:p>26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5868" table:style-name="ce5">
            <text:p>58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6T00:00:00" table:style-name="ce3">
            <text:p>26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8144" table:style-name="ce5">
            <text:p>81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7T00:00:00" table:style-name="ce3">
            <text:p>27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137.6" table:style-name="ce5">
            <text:p>7137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7T00:00:00" table:style-name="ce3">
            <text:p>27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945.6" table:style-name="ce5">
            <text:p>6945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8T00:00:00" table:style-name="ce3">
            <text:p>28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796" table:style-name="ce5">
            <text:p>979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8T00:00:00" table:style-name="ce3">
            <text:p>28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076" table:style-name="ce5">
            <text:p>100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9T00:00:00" table:style-name="ce3">
            <text:p>29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062" table:style-name="ce5">
            <text:p>706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29T00:00:00" table:style-name="ce3">
            <text:p>29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225" table:style-name="ce5">
            <text:p>922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30T00:00:00" table:style-name="ce3">
            <text:p>30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023" table:style-name="ce5">
            <text:p>802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30T00:00:00" table:style-name="ce3">
            <text:p>30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295" table:style-name="ce5">
            <text:p>1129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31T00:00:00" table:style-name="ce3">
            <text:p>31-10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076" table:style-name="ce5">
            <text:p>90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0-31T00:00:00" table:style-name="ce3">
            <text:p>31-10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700" table:style-name="ce5">
            <text:p>117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1T00:00:00" table:style-name="ce3">
            <text:p>01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032" table:style-name="ce5">
            <text:p>100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1T00:00:00" table:style-name="ce3">
            <text:p>01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956" table:style-name="ce5">
            <text:p>1095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2T00:00:00" table:style-name="ce3">
            <text:p>02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372" table:style-name="ce5">
            <text:p>53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2T00:00:00" table:style-name="ce3">
            <text:p>02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8052" table:style-name="ce5">
            <text:p>80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3T00:00:00" table:style-name="ce3">
            <text:p>03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416" table:style-name="ce5">
            <text:p>941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3T00:00:00" table:style-name="ce3">
            <text:p>03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9900" table:style-name="ce5">
            <text:p>99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4T00:00:00" table:style-name="ce3">
            <text:p>04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406" table:style-name="ce5">
            <text:p>940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4T00:00:00" table:style-name="ce3">
            <text:p>04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836" table:style-name="ce5">
            <text:p>88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5T00:00:00" table:style-name="ce3">
            <text:p>05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498" table:style-name="ce5">
            <text:p>949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5T00:00:00" table:style-name="ce3">
            <text:p>05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114" table:style-name="ce5">
            <text:p>911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6T00:00:00" table:style-name="ce3">
            <text:p>06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3138" table:style-name="ce5">
            <text:p>313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6T00:00:00" table:style-name="ce3">
            <text:p>06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122" table:style-name="ce5">
            <text:p>1012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7T00:00:00" table:style-name="ce3">
            <text:p>07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5779" table:style-name="ce5">
            <text:p>577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7T00:00:00" table:style-name="ce3">
            <text:p>07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6768.2" table:style-name="ce5">
            <text:p>6768.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8T00:00:00" table:style-name="ce3">
            <text:p>08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863" table:style-name="ce5">
            <text:p>986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8T00:00:00" table:style-name="ce3">
            <text:p>08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6837" table:style-name="ce5">
            <text:p>683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9T00:00:00" table:style-name="ce3">
            <text:p>09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141" table:style-name="ce5">
            <text:p>1014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09T00:00:00" table:style-name="ce3">
            <text:p>09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427" table:style-name="ce5">
            <text:p>1042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0T00:00:00" table:style-name="ce3">
            <text:p>10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473.4" table:style-name="ce5">
            <text:p>7473.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0T00:00:00" table:style-name="ce3">
            <text:p>10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612.6" table:style-name="ce5">
            <text:p>6612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1T00:00:00" table:style-name="ce3">
            <text:p>11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639" table:style-name="ce5">
            <text:p>763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1T00:00:00" table:style-name="ce3">
            <text:p>11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461" table:style-name="ce5">
            <text:p>746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2T00:00:00" table:style-name="ce3">
            <text:p>12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478" table:style-name="ce5">
            <text:p>847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2T00:00:00" table:style-name="ce3">
            <text:p>12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395" table:style-name="ce5">
            <text:p>1139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3T00:00:00" table:style-name="ce3">
            <text:p>13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124" table:style-name="ce5">
            <text:p>51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3T00:00:00" table:style-name="ce3">
            <text:p>13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534" table:style-name="ce5">
            <text:p>953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4T00:00:00" table:style-name="ce3">
            <text:p>14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954" table:style-name="ce5">
            <text:p>795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4T00:00:00" table:style-name="ce3">
            <text:p>14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9265" table:style-name="ce5">
            <text:p>92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5T00:00:00" table:style-name="ce3">
            <text:p>15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266" table:style-name="ce5">
            <text:p>1026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5T00:00:00" table:style-name="ce3">
            <text:p>15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469" table:style-name="ce5">
            <text:p>1146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6T00:00:00" table:style-name="ce3">
            <text:p>16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3" table:style-name="ce5">
            <text:p>23</text:p>
          </table:table-cell>
          <table:table-cell office:value-type="float" office:value="8945" table:style-name="ce5">
            <text:p>894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6T00:00:00" table:style-name="ce3">
            <text:p>16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906" table:style-name="ce5">
            <text:p>1190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7T00:00:00" table:style-name="ce3">
            <text:p>17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088" table:style-name="ce5">
            <text:p>70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7T00:00:00" table:style-name="ce3">
            <text:p>17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721.7999999999993" table:style-name="ce5">
            <text:p>8721.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8T00:00:00" table:style-name="ce3">
            <text:p>18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747" table:style-name="ce5">
            <text:p>574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8T00:00:00" table:style-name="ce3">
            <text:p>18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511" table:style-name="ce5">
            <text:p>751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9T00:00:00" table:style-name="ce3">
            <text:p>19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7091" table:style-name="ce5">
            <text:p>709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19T00:00:00" table:style-name="ce3">
            <text:p>19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790" table:style-name="ce5">
            <text:p>679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0T00:00:00" table:style-name="ce3">
            <text:p>20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7590.8" table:style-name="ce5">
            <text:p>7590.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0T00:00:00" table:style-name="ce3">
            <text:p>20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11219.6" table:style-name="ce5">
            <text:p>11219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1T00:00:00" table:style-name="ce3">
            <text:p>21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4055.2" table:style-name="ce5">
            <text:p>4055.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1T00:00:00" table:style-name="ce3">
            <text:p>21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784.7999999999993" table:style-name="ce5">
            <text:p>8784.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2T00:00:00" table:style-name="ce3">
            <text:p>22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614" table:style-name="ce5">
            <text:p>661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2T00:00:00" table:style-name="ce3">
            <text:p>22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5576" table:style-name="ce5">
            <text:p>55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3T00:00:00" table:style-name="ce3">
            <text:p>23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494" table:style-name="ce5">
            <text:p>849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3T00:00:00" table:style-name="ce3">
            <text:p>23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351" table:style-name="ce5">
            <text:p>1035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4T00:00:00" table:style-name="ce3">
            <text:p>24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643" table:style-name="ce5">
            <text:p>864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4T00:00:00" table:style-name="ce3">
            <text:p>24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291" table:style-name="ce5">
            <text:p>1029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5T00:00:00" table:style-name="ce3">
            <text:p>25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6191" table:style-name="ce5">
            <text:p>619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5T00:00:00" table:style-name="ce3">
            <text:p>25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733" table:style-name="ce5">
            <text:p>873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6T00:00:00" table:style-name="ce3">
            <text:p>26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5188" table:style-name="ce5">
            <text:p>51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6T00:00:00" table:style-name="ce3">
            <text:p>26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5767.8" table:style-name="ce5">
            <text:p>5767.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7T00:00:00" table:style-name="ce3">
            <text:p>27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754" table:style-name="ce5">
            <text:p>475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7T00:00:00" table:style-name="ce3">
            <text:p>27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8" table:style-name="ce5">
            <text:p>8</text:p>
          </table:table-cell>
          <table:table-cell office:value-type="float" office:value="4360" table:style-name="ce5">
            <text:p>43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8T00:00:00" table:style-name="ce3">
            <text:p>28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118" table:style-name="ce5">
            <text:p>611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8T00:00:00" table:style-name="ce3">
            <text:p>28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4858" table:style-name="ce5">
            <text:p>485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9T00:00:00" table:style-name="ce3">
            <text:p>29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8898" table:style-name="ce5">
            <text:p>889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29T00:00:00" table:style-name="ce3">
            <text:p>29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062" table:style-name="ce5">
            <text:p>1006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30T00:00:00" table:style-name="ce3">
            <text:p>30-11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659" table:style-name="ce5">
            <text:p>965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1-30T00:00:00" table:style-name="ce3">
            <text:p>30-11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2665" table:style-name="ce5">
            <text:p>1266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1T00:00:00" table:style-name="ce3">
            <text:p>01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826" table:style-name="ce5">
            <text:p>782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1T00:00:00" table:style-name="ce3">
            <text:p>01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307.6" table:style-name="ce5">
            <text:p>8307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2T00:00:00" table:style-name="ce3">
            <text:p>02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7998" table:style-name="ce5">
            <text:p>799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2T00:00:00" table:style-name="ce3">
            <text:p>02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922" table:style-name="ce5">
            <text:p>1092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3T00:00:00" table:style-name="ce3">
            <text:p>03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632" table:style-name="ce5">
            <text:p>96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3T00:00:00" table:style-name="ce3">
            <text:p>03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5" table:style-name="ce5">
            <text:p>5</text:p>
          </table:table-cell>
          <table:table-cell office:value-type="float" office:value="1634" table:style-name="ce5">
            <text:p>163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4T00:00:00" table:style-name="ce3">
            <text:p>04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976" table:style-name="ce5">
            <text:p>99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4T00:00:00" table:style-name="ce3">
            <text:p>04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707" table:style-name="ce5">
            <text:p>1070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5T00:00:00" table:style-name="ce3">
            <text:p>05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4833" table:style-name="ce5">
            <text:p>483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5T00:00:00" table:style-name="ce3">
            <text:p>05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664" table:style-name="ce5">
            <text:p>106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6T00:00:00" table:style-name="ce3">
            <text:p>06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145" table:style-name="ce5">
            <text:p>914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6T00:00:00" table:style-name="ce3">
            <text:p>06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482" table:style-name="ce5">
            <text:p>748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7T00:00:00" table:style-name="ce3">
            <text:p>07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172" table:style-name="ce5">
            <text:p>61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7T00:00:00" table:style-name="ce3">
            <text:p>07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5848" table:style-name="ce5">
            <text:p>584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8T00:00:00" table:style-name="ce3">
            <text:p>08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552" table:style-name="ce5">
            <text:p>95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8T00:00:00" table:style-name="ce3">
            <text:p>08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137" table:style-name="ce5">
            <text:p>1113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9T00:00:00" table:style-name="ce3">
            <text:p>09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669" table:style-name="ce5">
            <text:p>966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09T00:00:00" table:style-name="ce3">
            <text:p>09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062" table:style-name="ce5">
            <text:p>1006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0T00:00:00" table:style-name="ce3">
            <text:p>10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4143" table:style-name="ce5">
            <text:p>414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0T00:00:00" table:style-name="ce3">
            <text:p>10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6236" table:style-name="ce5">
            <text:p>62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1T00:00:00" table:style-name="ce3">
            <text:p>11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1T00:00:00" table:style-name="ce3">
            <text:p>11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2T00:00:00" table:style-name="ce3">
            <text:p>12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5331.2" table:style-name="ce5">
            <text:p>5331.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2T00:00:00" table:style-name="ce3">
            <text:p>12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190" table:style-name="ce5">
            <text:p>819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3T00:00:00" table:style-name="ce3">
            <text:p>13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062" table:style-name="ce5">
            <text:p>1006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3T00:00:00" table:style-name="ce3">
            <text:p>13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460" table:style-name="ce5">
            <text:p>94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4T00:00:00" table:style-name="ce3">
            <text:p>14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233.2000000000007" table:style-name="ce5">
            <text:p>8233.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4T00:00:00" table:style-name="ce3">
            <text:p>14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342" table:style-name="ce5">
            <text:p>934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5T00:00:00" table:style-name="ce3">
            <text:p>15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8952" table:style-name="ce5">
            <text:p>89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5T00:00:00" table:style-name="ce3">
            <text:p>15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10801" table:style-name="ce5">
            <text:p>1080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6T00:00:00" table:style-name="ce3">
            <text:p>16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808" table:style-name="ce5">
            <text:p>880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6T00:00:00" table:style-name="ce3">
            <text:p>16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340" table:style-name="ce5">
            <text:p>113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7T00:00:00" table:style-name="ce3">
            <text:p>17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5010" table:style-name="ce5">
            <text:p>501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7T00:00:00" table:style-name="ce3">
            <text:p>17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5418" table:style-name="ce5">
            <text:p>541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8T00:00:00" table:style-name="ce3">
            <text:p>18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7827" table:style-name="ce5">
            <text:p>782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8T00:00:00" table:style-name="ce3">
            <text:p>18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846" table:style-name="ce5">
            <text:p>984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9T00:00:00" table:style-name="ce3">
            <text:p>19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134" table:style-name="ce5">
            <text:p>413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19T00:00:00" table:style-name="ce3">
            <text:p>19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442" table:style-name="ce5">
            <text:p>844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0T00:00:00" table:style-name="ce3">
            <text:p>20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3" table:style-name="ce5">
            <text:p>23</text:p>
          </table:table-cell>
          <table:table-cell office:value-type="float" office:value="8660" table:style-name="ce5">
            <text:p>86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0T00:00:00" table:style-name="ce3">
            <text:p>20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788" table:style-name="ce5">
            <text:p>107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1T00:00:00" table:style-name="ce3">
            <text:p>21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786" table:style-name="ce5">
            <text:p>978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1T00:00:00" table:style-name="ce3">
            <text:p>21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3" table:style-name="ce5">
            <text:p>3</text:p>
          </table:table-cell>
          <table:table-cell office:value-type="float" office:value="1262" table:style-name="ce5">
            <text:p>126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2T00:00:00" table:style-name="ce3">
            <text:p>22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6865.6" table:style-name="ce5">
            <text:p>6865.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2T00:00:00" table:style-name="ce3">
            <text:p>22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3738" table:style-name="ce5">
            <text:p>373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3T00:00:00" table:style-name="ce3">
            <text:p>23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8602.4" table:style-name="ce5">
            <text:p>8602.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3T00:00:00" table:style-name="ce3">
            <text:p>23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754" table:style-name="ce5">
            <text:p>1075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4T00:00:00" table:style-name="ce3">
            <text:p>24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468" table:style-name="ce5">
            <text:p>94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4T00:00:00" table:style-name="ce3">
            <text:p>24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942" table:style-name="ce5">
            <text:p>894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5T00:00:00" table:style-name="ce3">
            <text:p>25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732" table:style-name="ce5">
            <text:p>97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5T00:00:00" table:style-name="ce3">
            <text:p>25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067" table:style-name="ce5">
            <text:p>1006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6T00:00:00" table:style-name="ce3">
            <text:p>26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505" table:style-name="ce5">
            <text:p>1050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6T00:00:00" table:style-name="ce3">
            <text:p>26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988" table:style-name="ce5">
            <text:p>99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7T00:00:00" table:style-name="ce3">
            <text:p>27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452" table:style-name="ce5">
            <text:p>74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7T00:00:00" table:style-name="ce3">
            <text:p>27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9051" table:style-name="ce5">
            <text:p>905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8T00:00:00" table:style-name="ce3">
            <text:p>28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030" table:style-name="ce5">
            <text:p>903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8T00:00:00" table:style-name="ce3">
            <text:p>28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423" table:style-name="ce5">
            <text:p>942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9T00:00:00" table:style-name="ce3">
            <text:p>29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576" table:style-name="ce5">
            <text:p>95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29T00:00:00" table:style-name="ce3">
            <text:p>29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436" table:style-name="ce5">
            <text:p>94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30T00:00:00" table:style-name="ce3">
            <text:p>30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320" table:style-name="ce5">
            <text:p>73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30T00:00:00" table:style-name="ce3">
            <text:p>30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568" table:style-name="ce5">
            <text:p>85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31T00:00:00" table:style-name="ce3">
            <text:p>31-12-22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2772" table:style-name="ce5">
            <text:p>27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2-12-31T00:00:00" table:style-name="ce3">
            <text:p>31-12-22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7" table:style-name="ce5">
            <text:p>7</text:p>
          </table:table-cell>
          <table:table-cell office:value-type="float" office:value="2520" table:style-name="ce5">
            <text:p>25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1T00:00:00" table:style-name="ce3">
            <text:p>01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749" table:style-name="ce5">
            <text:p>774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1T00:00:00" table:style-name="ce3">
            <text:p>01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297" table:style-name="ce5">
            <text:p>729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2T00:00:00" table:style-name="ce3">
            <text:p>02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7728" table:style-name="ce5">
            <text:p>77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2T00:00:00" table:style-name="ce3">
            <text:p>02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240" table:style-name="ce5">
            <text:p>92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3T00:00:00" table:style-name="ce3">
            <text:p>03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636" table:style-name="ce5">
            <text:p>963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3T00:00:00" table:style-name="ce3">
            <text:p>03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056" table:style-name="ce5">
            <text:p>905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4T00:00:00" table:style-name="ce3">
            <text:p>04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7768" table:style-name="ce5">
            <text:p>77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4T00:00:00" table:style-name="ce3">
            <text:p>04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976" table:style-name="ce5">
            <text:p>89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5T00:00:00" table:style-name="ce3">
            <text:p>05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4" table:style-name="ce5">
            <text:p>4</text:p>
          </table:table-cell>
          <table:table-cell office:value-type="float" office:value="1364" table:style-name="ce5">
            <text:p>13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5T00:00:00" table:style-name="ce3">
            <text:p>05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396" table:style-name="ce5">
            <text:p>1139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6T00:00:00" table:style-name="ce3">
            <text:p>06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720" table:style-name="ce5">
            <text:p>57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6T00:00:00" table:style-name="ce3">
            <text:p>06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264" table:style-name="ce5">
            <text:p>112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7T00:00:00" table:style-name="ce3">
            <text:p>07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272" table:style-name="ce5">
            <text:p>82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7T00:00:00" table:style-name="ce3">
            <text:p>07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460" table:style-name="ce5">
            <text:p>94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8T00:00:00" table:style-name="ce3">
            <text:p>08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592" table:style-name="ce5">
            <text:p>959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8T00:00:00" table:style-name="ce3">
            <text:p>08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944" table:style-name="ce5">
            <text:p>99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9T00:00:00" table:style-name="ce3">
            <text:p>09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8742" table:style-name="ce5">
            <text:p>874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09T00:00:00" table:style-name="ce3">
            <text:p>09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702" table:style-name="ce5">
            <text:p>970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0T00:00:00" table:style-name="ce3">
            <text:p>10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076" table:style-name="ce5">
            <text:p>100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0T00:00:00" table:style-name="ce3">
            <text:p>10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340" table:style-name="ce5">
            <text:p>1034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1T00:00:00" table:style-name="ce3">
            <text:p>11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4" table:style-name="ce5">
            <text:p>14</text:p>
          </table:table-cell>
          <table:table-cell office:value-type="float" office:value="5632" table:style-name="ce5">
            <text:p>563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1T00:00:00" table:style-name="ce3">
            <text:p>11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6468" table:style-name="ce5">
            <text:p>646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2T00:00:00" table:style-name="ce3">
            <text:p>12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.6" table:style-name="ce5">
            <text:p>21.6</text:p>
          </table:table-cell>
          <table:table-cell office:value-type="float" office:value="9108" table:style-name="ce5">
            <text:p>910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2T00:00:00" table:style-name="ce3">
            <text:p>12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3" table:style-name="ce5">
            <text:p>3</text:p>
          </table:table-cell>
          <table:table-cell office:value-type="float" office:value="748" table:style-name="ce5">
            <text:p>74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3T00:00:00" table:style-name="ce3">
            <text:p>13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072" table:style-name="ce5">
            <text:p>100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3T00:00:00" table:style-name="ce3">
            <text:p>13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4T00:00:00" table:style-name="ce3">
            <text:p>14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8176" table:style-name="ce5">
            <text:p>81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4T00:00:00" table:style-name="ce3">
            <text:p>14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5T00:00:00" table:style-name="ce3">
            <text:p>15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352" table:style-name="ce5">
            <text:p>1135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5T00:00:00" table:style-name="ce3">
            <text:p>15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6T00:00:00" table:style-name="ce3">
            <text:p>16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012" table:style-name="ce5">
            <text:p>801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6T00:00:00" table:style-name="ce3">
            <text:p>16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7T00:00:00" table:style-name="ce3">
            <text:p>17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8" table:style-name="ce5">
            <text:p>8</text:p>
          </table:table-cell>
          <table:table-cell office:value-type="float" office:value="3080" table:style-name="ce5">
            <text:p>308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7T00:00:00" table:style-name="ce3">
            <text:p>17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7964" table:style-name="ce5">
            <text:p>79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8T00:00:00" table:style-name="ce3">
            <text:p>18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8T00:00:00" table:style-name="ce3">
            <text:p>18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0" table:style-name="ce5">
            <text:p>10</text:p>
          </table:table-cell>
          <table:table-cell office:value-type="float" office:value="4928" table:style-name="ce5">
            <text:p>49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9T00:00:00" table:style-name="ce3">
            <text:p>19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028" table:style-name="ce5">
            <text:p>602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19T00:00:00" table:style-name="ce3">
            <text:p>19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460" table:style-name="ce5">
            <text:p>946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0T00:00:00" table:style-name="ce3">
            <text:p>20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200" table:style-name="ce5">
            <text:p>102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0T00:00:00" table:style-name="ce3">
            <text:p>20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10516" table:style-name="ce5">
            <text:p>1051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1T00:00:00" table:style-name="ce3">
            <text:p>21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1088" table:style-name="ce5">
            <text:p>1108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1T00:00:00" table:style-name="ce3">
            <text:p>21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472" table:style-name="ce5">
            <text:p>104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2T00:00:00" table:style-name="ce3">
            <text:p>22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120" table:style-name="ce5">
            <text:p>101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2T00:00:00" table:style-name="ce3">
            <text:p>22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9372" table:style-name="ce5">
            <text:p>937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3T00:00:00" table:style-name="ce3">
            <text:p>23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824" table:style-name="ce5">
            <text:p>108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3T00:00:00" table:style-name="ce3">
            <text:p>23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10384" table:style-name="ce5">
            <text:p>1038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4T00:00:00" table:style-name="ce3">
            <text:p>24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6464" table:style-name="ce5">
            <text:p>646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4T00:00:00" table:style-name="ce3">
            <text:p>24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8624" table:style-name="ce5">
            <text:p>862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5T00:00:00" table:style-name="ce3">
            <text:p>25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3520" table:style-name="ce5">
            <text:p>35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5T00:00:00" table:style-name="ce3">
            <text:p>25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4620" table:style-name="ce5">
            <text:p>46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6T00:00:00" table:style-name="ce3">
            <text:p>26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5676" table:style-name="ce5">
            <text:p>567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6T00:00:00" table:style-name="ce3">
            <text:p>26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3344" table:style-name="ce5">
            <text:p>33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7T00:00:00" table:style-name="ce3">
            <text:p>27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514" table:style-name="ce5">
            <text:p>851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7T00:00:00" table:style-name="ce3">
            <text:p>27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382" table:style-name="ce5">
            <text:p>838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8T00:00:00" table:style-name="ce3">
            <text:p>28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310" table:style-name="ce5">
            <text:p>931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8T00:00:00" table:style-name="ce3">
            <text:p>28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220" table:style-name="ce5">
            <text:p>92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9T00:00:00" table:style-name="ce3">
            <text:p>29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987" table:style-name="ce5">
            <text:p>898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29T00:00:00" table:style-name="ce3">
            <text:p>29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374" table:style-name="ce5">
            <text:p>937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30T00:00:00" table:style-name="ce3">
            <text:p>30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6493" table:style-name="ce5">
            <text:p>649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30T00:00:00" table:style-name="ce3">
            <text:p>30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6716" table:style-name="ce5">
            <text:p>671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31T00:00:00" table:style-name="ce3">
            <text:p>31-01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4537" table:style-name="ce5">
            <text:p>453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1-31T00:00:00" table:style-name="ce3">
            <text:p>31-01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5" table:style-name="ce5">
            <text:p>15</text:p>
          </table:table-cell>
          <table:table-cell office:value-type="float" office:value="4759" table:style-name="ce5">
            <text:p>475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1T00:00:00" table:style-name="ce3">
            <text:p>01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256" table:style-name="ce5">
            <text:p>825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1T00:00:00" table:style-name="ce3">
            <text:p>01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289" table:style-name="ce5">
            <text:p>928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2T00:00:00" table:style-name="ce3">
            <text:p>02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901" table:style-name="ce5">
            <text:p>890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2T00:00:00" table:style-name="ce3">
            <text:p>02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847" table:style-name="ce5">
            <text:p>984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3T00:00:00" table:style-name="ce3">
            <text:p>03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942" table:style-name="ce5">
            <text:p>994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3T00:00:00" table:style-name="ce3">
            <text:p>03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277" table:style-name="ce5">
            <text:p>1027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4T00:00:00" table:style-name="ce3">
            <text:p>04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7" table:style-name="ce5">
            <text:p>17</text:p>
          </table:table-cell>
          <table:table-cell office:value-type="float" office:value="7138" table:style-name="ce5">
            <text:p>713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4T00:00:00" table:style-name="ce3">
            <text:p>04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6" table:style-name="ce5">
            <text:p>16</text:p>
          </table:table-cell>
          <table:table-cell office:value-type="float" office:value="7396" table:style-name="ce5">
            <text:p>739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5T00:00:00" table:style-name="ce3">
            <text:p>05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121" table:style-name="ce5">
            <text:p>412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5T00:00:00" table:style-name="ce3">
            <text:p>05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9" table:style-name="ce5">
            <text:p>9</text:p>
          </table:table-cell>
          <table:table-cell office:value-type="float" office:value="3700" table:style-name="ce5">
            <text:p>370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6T00:00:00" table:style-name="ce3">
            <text:p>06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3" table:style-name="ce5">
            <text:p>13</text:p>
          </table:table-cell>
          <table:table-cell office:value-type="float" office:value="6020" table:style-name="ce5">
            <text:p>6020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6T00:00:00" table:style-name="ce3">
            <text:p>06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4631" table:style-name="ce5">
            <text:p>463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7T00:00:00" table:style-name="ce3">
            <text:p>07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245" table:style-name="ce5">
            <text:p>924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7T00:00:00" table:style-name="ce3">
            <text:p>07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9116" table:style-name="ce5">
            <text:p>911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8T00:00:00" table:style-name="ce3">
            <text:p>08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202" table:style-name="ce5">
            <text:p>9202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8T00:00:00" table:style-name="ce3">
            <text:p>08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9116" table:style-name="ce5">
            <text:p>911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9T00:00:00" table:style-name="ce3">
            <text:p>09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2" table:style-name="ce5">
            <text:p>12</text:p>
          </table:table-cell>
          <table:table-cell office:value-type="float" office:value="4945" table:style-name="ce5">
            <text:p>494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09T00:00:00" table:style-name="ce3">
            <text:p>09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1" table:style-name="ce5">
            <text:p>11</text:p>
          </table:table-cell>
          <table:table-cell office:value-type="float" office:value="4558" table:style-name="ce5">
            <text:p>455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0T00:00:00" table:style-name="ce3">
            <text:p>10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5" table:style-name="ce5">
            <text:p>5</text:p>
          </table:table-cell>
          <table:table-cell office:value-type="float" office:value="1763" table:style-name="ce5">
            <text:p>1763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0T00:00:00" table:style-name="ce3">
            <text:p>10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7" table:style-name="ce5">
            <text:p>7</text:p>
          </table:table-cell>
          <table:table-cell office:value-type="float" office:value="2107" table:style-name="ce5">
            <text:p>2107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1T00:00:00" table:style-name="ce3">
            <text:p>11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901" table:style-name="ce5">
            <text:p>890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1T00:00:00" table:style-name="ce3">
            <text:p>11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0191" table:style-name="ce5">
            <text:p>10191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2T00:00:00" table:style-name="ce3">
            <text:p>12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7869" table:style-name="ce5">
            <text:p>786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2T00:00:00" table:style-name="ce3">
            <text:p>12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10879" table:style-name="ce5">
            <text:p>1087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3T00:00:00" table:style-name="ce3">
            <text:p>13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8944" table:style-name="ce5">
            <text:p>894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3T00:00:00" table:style-name="ce3">
            <text:p>13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2" table:style-name="ce5">
            <text:p>22</text:p>
          </table:table-cell>
          <table:table-cell office:value-type="float" office:value="9675" table:style-name="ce5">
            <text:p>9675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4T00:00:00" table:style-name="ce3">
            <text:p>14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8.600000000000001" table:style-name="ce5">
            <text:p>18.6</text:p>
          </table:table-cell>
          <table:table-cell office:value-type="float" office:value="6794" table:style-name="ce5">
            <text:p>6794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4T00:00:00" table:style-name="ce3">
            <text:p>14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8" table:style-name="ce5">
            <text:p>18</text:p>
          </table:table-cell>
          <table:table-cell office:value-type="float" office:value="7009" table:style-name="ce5">
            <text:p>700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5T00:00:00" table:style-name="ce3">
            <text:p>15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7009" table:style-name="ce5">
            <text:p>700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5T00:00:00" table:style-name="ce3">
            <text:p>15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19" table:style-name="ce5">
            <text:p>19</text:p>
          </table:table-cell>
          <table:table-cell office:value-type="float" office:value="8686" table:style-name="ce5">
            <text:p>8686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6T00:00:00" table:style-name="ce3">
            <text:p>16-02-23</text:p>
          </table:table-cell>
          <table:table-cell office:value-type="string" table:style-name="ce4">
            <text:p>EX41</text:p>
          </table:table-cell>
          <table:table-cell office:value-type="string" table:style-name="ce4">
            <text:p>Excavator</text:p>
          </table:table-cell>
          <table:table-cell office:value-type="float" office:value="20" table:style-name="ce5">
            <text:p>20</text:p>
          </table:table-cell>
          <table:table-cell office:value-type="float" office:value="8299" table:style-name="ce5">
            <text:p>829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date" office:date-value="2023-02-16T00:00:00" table:style-name="ce3">
            <text:p>16-02-23</text:p>
          </table:table-cell>
          <table:table-cell office:value-type="string" table:style-name="ce4">
            <text:p>EX43</text:p>
          </table:table-cell>
          <table:table-cell office:value-type="string" table:style-name="ce4">
            <text:p>Excavator</text:p>
          </table:table-cell>
          <table:table-cell office:value-type="float" office:value="21" table:style-name="ce5">
            <text:p>21</text:p>
          </table:table-cell>
          <table:table-cell office:value-type="float" office:value="11008" table:style-name="ce5">
            <text:p>11008</text:p>
          </table:table-cell>
          <table:table-cell table:style-name="ce6"/>
          <table:table-cell table:number-columns-repeated="16378"/>
        </table:table-row>
        <table:table-row table:number-rows-repeated="10478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Dell</meta:initial-creator>
    <dc:creator>Ihsan Nur Faqih</dc:creator>
    <meta:creation-date>2023-01-19T01:37:24Z</meta:creation-date>
    <dc:date>2023-01-27T12:52:58Z</dc:date>
  </office:meta>
</office:document-meta>
</file>